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3CB76E56AF4B6F7DC2A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dash" draw:stroke-dash="Ultrafine_20_Dashed" svg:stroke-color="#3465a4" draw:textarea-horizontal-align="center" draw:textarea-vertical-align="top" draw:color-mode="standard" draw:luminance="0%" draw:contrast="0%" draw:gamma="100%" draw:red="0%" draw:green="0%" draw:blue="0%" fo:clip="rect(0cm, 0.006cm, 100.07cm, 0cm)" draw:image-opacity="100%" style:mirror="none"/>
    </style:style>
    <style:style style:name="gr2" style:family="graphic" style:parent-style-name="Object_20_with_20_no_20_fill_20_and_20_no_20_line">
      <style:graphic-properties draw:stroke="dash" draw:stroke-dash="Ultrafine_20_Dashed" draw:textarea-horizontal-align="center" draw:textarea-vertical-align="top" draw:color-mode="standard" draw:luminance="0%" draw:contrast="0%" draw:gamma="100%" draw:red="0%" draw:green="0%" draw:blue="0%" fo:clip="rect(53.348cm, -0.31cm, 42.689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Ultrafine_20_Dashed" draw:textarea-horizontal-align="center" draw:textarea-vertical-align="top" draw:color-mode="standard" draw:luminance="0%" draw:contrast="0%" draw:gamma="100%" draw:red="0%" draw:green="0%" draw:blue="0%" fo:clip="rect(108.719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014cm" svg:height="25.484cm" svg:x="2.193cm" svg:y="1.001cm">
          <draw:image xlink:href="Pictures/10000000000003C000003CB76E56AF4B6F7DC2A8.jpg" xlink:type="simple" xlink:show="embed" xlink:actuate="onLoad" loext:mime-type="image/jpeg">
            <text:p/>
          </draw:image>
        </draw:frame>
        <draw:frame draw:style-name="gr2" draw:text-style-name="P1" draw:layer="layout" svg:width="3.937cm" svg:height="25.755cm" svg:x="8.366cm" svg:y="1.026cm">
          <draw:image xlink:href="Pictures/10000000000003C000003CB76E56AF4B6F7DC2A8.jpg" xlink:type="simple" xlink:show="embed" xlink:actuate="onLoad" loext:mime-type="image/jpeg">
            <text:p/>
          </draw:image>
        </draw:frame>
        <draw:frame draw:style-name="gr3" draw:text-style-name="P1" draw:layer="layout" svg:width="4.699cm" svg:height="25.811cm" svg:x="14.335cm" svg:y="1cm">
          <draw:image xlink:href="Pictures/10000000000003C000003CB76E56AF4B6F7DC2A8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9-03-27T13:11:22</meta:print-date>
    <dc:date>2019-03-27T13:14:42.555000000</dc:date>
    <meta:editing-duration>PT7M17S</meta:editing-duration>
    <meta:editing-cycles>1</meta:editing-cycles>
    <meta:document-statistic meta:object-count="3"/>
    <meta:generator>LibreOffice/6.2.0.3$Windows_X86_64 LibreOffice_project/98c6a8a1c6c7b144ce3cc729e34964b47ce25d62</meta:generator>
  </office:meta>
</office:document-meta>
</file>